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Arial Unicode MS'" style:font-charset="x-symbol"/>
    <style:font-face style:name="Droid Sans Mono" svg:font-family="'Droid Sans Mono', monospace, monospace, 'Droid Sans Fallback'"/>
    <style:font-face style:name="Times New Roman" svg:font-family="'Times New Roman'"/>
    <style:font-face style:name="F" svg:font-family="" style:font-family-generic="roman"/>
    <style:font-face style:name="FreeSans2" svg:font-family="FreeSans" style:font-family-generic="swiss"/>
    <style:font-face style:name="FreeSans" svg:font-family="FreeSans"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1" svg:font-family="FreeSans"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text-properties officeooo:paragraph-rsid="001ce2d7"/>
    </style:style>
    <style:style style:name="P2" style:family="paragraph" style:parent-style-name="Normal">
      <style:text-properties fo:color="#000000" style:font-name="Times New Roman" fo:font-size="12pt" fo:font-weight="normal" officeooo:rsid="001d4c30" officeooo:paragraph-rsid="001d4c30"/>
    </style:style>
    <style:style style:name="P3" style:family="paragraph" style:parent-style-name="Normal">
      <style:text-properties fo:color="#000000" style:font-name="Times New Roman" fo:font-size="12pt" fo:font-weight="normal" officeooo:rsid="0021ed81" officeooo:paragraph-rsid="001d4c30"/>
    </style:style>
    <style:style style:name="P4" style:family="paragraph" style:parent-style-name="Normal">
      <style:text-properties fo:color="#000000" style:font-name="Times New Roman" fo:font-size="12pt" fo:font-weight="normal" officeooo:rsid="004bbb2a" officeooo:paragraph-rsid="004bbb2a"/>
    </style:style>
    <style:style style:name="P5" style:family="paragraph" style:parent-style-name="Normal">
      <style:text-properties officeooo:paragraph-rsid="001d4c30"/>
    </style:style>
    <style:style style:name="P6" style:family="paragraph" style:parent-style-name="Normal">
      <style:text-properties officeooo:rsid="00224af4" officeooo:paragraph-rsid="00224af4"/>
    </style:style>
    <style:style style:name="P7" style:family="paragraph" style:parent-style-name="Normal">
      <style:text-properties officeooo:rsid="00224af4" officeooo:paragraph-rsid="002669fc"/>
    </style:style>
    <style:style style:name="P8" style:family="paragraph" style:parent-style-name="Normal">
      <style:text-properties officeooo:rsid="00224af4" officeooo:paragraph-rsid="002bf87c"/>
    </style:style>
    <style:style style:name="P9" style:family="paragraph" style:parent-style-name="Normal">
      <style:text-properties officeooo:rsid="002582a4" officeooo:paragraph-rsid="002582a4"/>
    </style:style>
    <style:style style:name="P10" style:family="paragraph" style:parent-style-name="Normal">
      <style:text-properties officeooo:rsid="002582a4" officeooo:paragraph-rsid="002bf87c"/>
    </style:style>
    <style:style style:name="P11" style:family="paragraph" style:parent-style-name="Normal">
      <style:text-properties officeooo:rsid="00260fc0" officeooo:paragraph-rsid="00260fc0"/>
    </style:style>
    <style:style style:name="P12" style:family="paragraph" style:parent-style-name="Normal">
      <style:text-properties fo:font-weight="bold" officeooo:rsid="00260fc0" officeooo:paragraph-rsid="00260fc0" style:font-weight-asian="bold" style:font-weight-complex="bold"/>
    </style:style>
    <style:style style:name="P13" style:family="paragraph" style:parent-style-name="Normal">
      <style:text-properties fo:font-weight="bold" officeooo:rsid="00224af4" officeooo:paragraph-rsid="002669fc" style:font-weight-asian="bold" style:font-weight-complex="bold"/>
    </style:style>
    <style:style style:name="P14" style:family="paragraph" style:parent-style-name="Normal">
      <style:text-properties officeooo:rsid="002bf87c" officeooo:paragraph-rsid="002bf87c"/>
    </style:style>
    <style:style style:name="P15" style:family="paragraph" style:parent-style-name="Normal">
      <style:text-properties officeooo:paragraph-rsid="002bf87c"/>
    </style:style>
    <style:style style:name="P16" style:family="paragraph" style:parent-style-name="Normal">
      <style:text-properties officeooo:rsid="0030e14a" officeooo:paragraph-rsid="0030e14a"/>
    </style:style>
    <style:style style:name="P17" style:family="paragraph" style:parent-style-name="Normal">
      <style:text-properties officeooo:rsid="004010ff" officeooo:paragraph-rsid="00445e59"/>
    </style:style>
    <style:style style:name="P18" style:family="paragraph" style:parent-style-name="Normal">
      <style:text-properties officeooo:paragraph-rsid="00490535"/>
    </style:style>
    <style:style style:name="P19" style:family="paragraph" style:parent-style-name="Normal">
      <style:text-properties officeooo:paragraph-rsid="0030e14a"/>
    </style:style>
    <style:style style:name="P20" style:family="paragraph" style:parent-style-name="Normal">
      <style:text-properties officeooo:rsid="004f05ee" officeooo:paragraph-rsid="004f05ee"/>
    </style:style>
    <style:style style:name="P21" style:family="paragraph" style:parent-style-name="Normal">
      <style:text-properties officeooo:paragraph-rsid="0051aa16"/>
    </style:style>
    <style:style style:name="P22" style:family="paragraph" style:parent-style-name="Normal">
      <style:text-properties officeooo:paragraph-rsid="00530a47"/>
    </style:style>
    <style:style style:name="P23" style:family="paragraph" style:parent-style-name="Normal">
      <style:text-properties officeooo:paragraph-rsid="0054d3b4"/>
    </style:style>
    <style:style style:name="P24" style:family="paragraph" style:parent-style-name="Normal">
      <style:text-properties officeooo:paragraph-rsid="005c22ce"/>
    </style:style>
    <style:style style:name="P25" style:family="paragraph" style:parent-style-name="Normal">
      <style:text-properties officeooo:paragraph-rsid="00669afc"/>
    </style:style>
    <style:style style:name="P26" style:family="paragraph" style:parent-style-name="Normal">
      <style:text-properties officeooo:paragraph-rsid="006995ec"/>
    </style:style>
    <style:style style:name="P27" style:family="paragraph" style:parent-style-name="Normal">
      <style:text-properties officeooo:paragraph-rsid="00680b11"/>
    </style:style>
    <style:style style:name="P28" style:family="paragraph" style:parent-style-name="Normal">
      <style:text-properties officeooo:rsid="00730e93" officeooo:paragraph-rsid="00730e93"/>
    </style:style>
    <style:style style:name="P29" style:family="paragraph" style:parent-style-name="Normal">
      <style:text-properties officeooo:paragraph-rsid="0077e177"/>
    </style:style>
    <style:style style:name="P30" style:family="paragraph" style:parent-style-name="Normal">
      <style:text-properties officeooo:rsid="007b5988" officeooo:paragraph-rsid="007b5988"/>
    </style:style>
    <style:style style:name="P31" style:family="paragraph" style:parent-style-name="Standard">
      <style:text-properties officeooo:rsid="001d4c30" officeooo:paragraph-rsid="001d4c30"/>
    </style:style>
    <style:style style:name="P32" style:family="paragraph" style:parent-style-name="Standard">
      <style:text-properties officeooo:rsid="001e373d" officeooo:paragraph-rsid="001e373d"/>
    </style:style>
    <style:style style:name="P33" style:family="paragraph" style:parent-style-name="Normal">
      <style:text-properties fo:color="#000000" style:font-name="Times New Roman" fo:font-size="12pt" fo:font-weight="normal" officeooo:rsid="003af2d0" officeooo:paragraph-rsid="0051aa16"/>
    </style:style>
    <style:style style:name="P34" style:family="paragraph" style:parent-style-name="Normal">
      <style:text-properties fo:color="#000000" style:font-name="Times New Roman" fo:font-size="12pt" fo:font-weight="normal" officeooo:rsid="004b48b9" officeooo:paragraph-rsid="00490535"/>
    </style:style>
    <style:style style:name="P35" style:family="paragraph" style:parent-style-name="Normal">
      <style:text-properties fo:color="#000000" style:font-name="Times New Roman" fo:font-size="12pt" fo:font-weight="normal" officeooo:rsid="00445e59" officeooo:paragraph-rsid="00445e59"/>
    </style:style>
    <style:style style:name="P36" style:family="paragraph" style:parent-style-name="Normal">
      <style:text-properties fo:color="#000000" style:font-name="Times New Roman" fo:font-size="12pt" fo:font-weight="normal" officeooo:rsid="005c22ce" officeooo:paragraph-rsid="0054d3b4"/>
    </style:style>
    <style:style style:name="P37" style:family="paragraph" style:parent-style-name="Normal">
      <style:text-properties fo:color="#000000" style:font-name="Times New Roman" fo:font-size="12pt" fo:font-weight="normal" officeooo:rsid="005dc012" officeooo:paragraph-rsid="005c22ce"/>
    </style:style>
    <style:style style:name="P38" style:family="paragraph" style:parent-style-name="Normal">
      <style:text-properties fo:color="#000000" style:font-name="Times New Roman" fo:font-size="12pt" fo:font-weight="normal" officeooo:rsid="007d0106" officeooo:paragraph-rsid="007b5988"/>
    </style:style>
    <style:style style:name="P39" style:family="paragraph" style:parent-style-name="Normal">
      <style:text-properties fo:color="#000000" style:font-name="Times New Roman" fo:font-size="12pt" fo:font-weight="normal" officeooo:rsid="0067a6f2" officeooo:paragraph-rsid="00669afc"/>
    </style:style>
    <style:style style:name="P40" style:family="paragraph" style:parent-style-name="Normal">
      <style:text-properties fo:color="#000000" style:font-name="Times New Roman" fo:font-size="12pt" fo:font-weight="normal" officeooo:rsid="005567bf" officeooo:paragraph-rsid="0054d3b4"/>
    </style:style>
    <style:style style:name="P41" style:family="paragraph" style:parent-style-name="Normal">
      <style:text-properties fo:color="#000000" style:font-name="Times New Roman" fo:font-size="12pt" fo:font-weight="normal" officeooo:rsid="00d7a3f3" officeooo:paragraph-rsid="00d7a3f3"/>
    </style:style>
    <style:style style:name="P42" style:family="paragraph" style:parent-style-name="Normal">
      <style:text-properties fo:color="#000000" style:font-name="Times New Roman" fo:font-size="12pt" fo:font-weight="normal" officeooo:rsid="00dcb121" officeooo:paragraph-rsid="00dcb121"/>
    </style:style>
    <style:style style:name="P43" style:family="paragraph" style:parent-style-name="Normal">
      <style:text-properties fo:color="#000000" style:font-name="Times New Roman" fo:font-size="12pt" fo:font-weight="normal" officeooo:rsid="00de0d13" officeooo:paragraph-rsid="00e14dfa"/>
    </style:style>
    <style:style style:name="P44" style:family="paragraph" style:parent-style-name="Normal">
      <style:text-properties fo:color="#000000" style:font-name="Times New Roman" fo:font-size="12pt" fo:font-weight="normal" officeooo:rsid="00f329e1" officeooo:paragraph-rsid="00ead55e"/>
    </style:style>
    <style:style style:name="P45" style:family="paragraph" style:parent-style-name="Normal">
      <style:text-properties fo:color="#000000" style:font-name="Times New Roman" fo:font-size="12pt" fo:font-weight="normal" officeooo:rsid="00f5f1f6" officeooo:paragraph-rsid="00f5f1f6"/>
    </style:style>
    <style:style style:name="P46" style:family="paragraph" style:parent-style-name="Normal">
      <style:text-properties officeooo:rsid="002582a4" officeooo:paragraph-rsid="002bf87c"/>
    </style:style>
    <style:style style:name="P47" style:family="paragraph" style:parent-style-name="Normal">
      <style:text-properties officeooo:paragraph-rsid="008299df"/>
    </style:style>
    <style:style style:name="P48" style:family="paragraph" style:parent-style-name="Normal">
      <style:text-properties officeooo:paragraph-rsid="00860d0c"/>
    </style:style>
    <style:style style:name="P49" style:family="paragraph" style:parent-style-name="Normal">
      <style:text-properties officeooo:rsid="0087a7fa" officeooo:paragraph-rsid="00d67edc"/>
    </style:style>
    <style:style style:name="P50" style:family="paragraph" style:parent-style-name="Normal">
      <style:text-properties officeooo:rsid="008c4c78" officeooo:paragraph-rsid="008c4c78"/>
    </style:style>
    <style:style style:name="P51" style:family="paragraph" style:parent-style-name="Normal">
      <style:text-properties officeooo:rsid="008c4c78" officeooo:paragraph-rsid="0087a7fa"/>
    </style:style>
    <style:style style:name="P52" style:family="paragraph" style:parent-style-name="Normal">
      <style:text-properties officeooo:rsid="008c4c78" officeooo:paragraph-rsid="00d67edc"/>
    </style:style>
    <style:style style:name="P53" style:family="paragraph" style:parent-style-name="Normal">
      <style:text-properties officeooo:rsid="008d9e4d" officeooo:paragraph-rsid="008d9e4d"/>
    </style:style>
    <style:style style:name="P54" style:family="paragraph" style:parent-style-name="Normal">
      <style:text-properties officeooo:rsid="008d9e4d" officeooo:paragraph-rsid="008f2df4"/>
    </style:style>
    <style:style style:name="P55" style:family="paragraph" style:parent-style-name="Normal">
      <style:text-properties officeooo:rsid="008d9e4d" officeooo:paragraph-rsid="0092780c"/>
    </style:style>
    <style:style style:name="P56" style:family="paragraph" style:parent-style-name="Normal">
      <style:text-properties officeooo:rsid="008d9e4d" officeooo:paragraph-rsid="00982b38"/>
    </style:style>
    <style:style style:name="P57" style:family="paragraph" style:parent-style-name="Normal">
      <style:text-properties officeooo:paragraph-rsid="008f2df4"/>
    </style:style>
    <style:style style:name="P58" style:family="paragraph" style:parent-style-name="Normal">
      <style:text-properties officeooo:rsid="0092780c" officeooo:paragraph-rsid="0092780c"/>
    </style:style>
    <style:style style:name="P59" style:family="paragraph" style:parent-style-name="Normal">
      <style:text-properties officeooo:paragraph-rsid="0095a979"/>
    </style:style>
    <style:style style:name="P60" style:family="paragraph" style:parent-style-name="Normal">
      <style:text-properties officeooo:paragraph-rsid="009a22c1"/>
    </style:style>
    <style:style style:name="P61" style:family="paragraph" style:parent-style-name="Normal">
      <style:text-properties officeooo:rsid="00a62cb1" officeooo:paragraph-rsid="00a62cb1"/>
    </style:style>
    <style:style style:name="P62" style:family="paragraph" style:parent-style-name="Normal">
      <style:text-properties officeooo:rsid="00af069a" officeooo:paragraph-rsid="00af069a"/>
    </style:style>
    <style:style style:name="P63" style:family="paragraph" style:parent-style-name="Normal">
      <style:text-properties officeooo:paragraph-rsid="00af069a"/>
    </style:style>
    <style:style style:name="P64" style:family="paragraph" style:parent-style-name="Normal">
      <style:text-properties officeooo:rsid="00afca7c" officeooo:paragraph-rsid="00afca7c"/>
    </style:style>
    <style:style style:name="P65" style:family="paragraph" style:parent-style-name="Normal">
      <style:text-properties officeooo:paragraph-rsid="00afca7c"/>
    </style:style>
    <style:style style:name="P66" style:family="paragraph" style:parent-style-name="Normal">
      <style:text-properties officeooo:paragraph-rsid="00b83560"/>
    </style:style>
    <style:style style:name="P67" style:family="paragraph" style:parent-style-name="Normal">
      <style:text-properties officeooo:paragraph-rsid="00c2b967"/>
    </style:style>
    <style:style style:name="P68" style:family="paragraph" style:parent-style-name="Normal">
      <style:text-properties officeooo:paragraph-rsid="00c91393"/>
    </style:style>
    <style:style style:name="P69" style:family="paragraph" style:parent-style-name="Normal">
      <style:text-properties officeooo:paragraph-rsid="00ce1986"/>
    </style:style>
    <style:style style:name="P70" style:family="paragraph" style:parent-style-name="Normal">
      <style:text-properties officeooo:rsid="00d2ec38" officeooo:paragraph-rsid="00d2ec38"/>
    </style:style>
    <style:style style:name="P71" style:family="paragraph" style:parent-style-name="Normal">
      <style:text-properties officeooo:rsid="00d54737" officeooo:paragraph-rsid="00afca7c"/>
    </style:style>
    <style:style style:name="P72" style:family="paragraph" style:parent-style-name="Normal">
      <style:text-properties officeooo:rsid="00d67edc" officeooo:paragraph-rsid="00d67edc"/>
    </style:style>
    <style:style style:name="P73" style:family="paragraph" style:parent-style-name="Normal">
      <style:text-properties officeooo:paragraph-rsid="00e99f0d"/>
    </style:style>
    <style:style style:name="P74" style:family="paragraph" style:parent-style-name="Normal">
      <style:text-properties officeooo:rsid="00224af4" officeooo:paragraph-rsid="002bf87c"/>
    </style:style>
    <style:style style:name="P75" style:family="paragraph" style:parent-style-name="Normal">
      <style:text-properties officeooo:paragraph-rsid="00f8a705"/>
    </style:style>
    <style:style style:name="P76" style:family="paragraph" style:parent-style-name="Standard" style:list-style-name="L1">
      <style:text-properties officeooo:rsid="001e373d" officeooo:paragraph-rsid="001e373d"/>
    </style:style>
    <style:style style:name="P77" style:family="paragraph" style:parent-style-name="Standard" style:list-style-name="L1">
      <style:text-properties fo:font-weight="bold" officeooo:rsid="001e373d" officeooo:paragraph-rsid="001e373d" style:font-weight-asian="bold" style:font-weight-complex="bold"/>
    </style:style>
    <style:style style:name="P78" style:family="paragraph" style:parent-style-name="Standard" style:list-style-name="L1">
      <style:text-properties fo:font-weight="bold" officeooo:rsid="0020f966" officeooo:paragraph-rsid="0020f966" style:font-weight-asian="bold" style:font-weight-complex="bold"/>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80" style:family="paragraph">
      <style:text-properties style:font-name="F" fo:font-size="12pt" style:font-size-asian="12pt"/>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style:font-name="Times New Roman" fo:font-size="12pt" fo:font-weight="normal"/>
    </style:style>
    <style:style style:name="T2" style:family="text">
      <style:text-properties fo:color="#000000" style:font-name="Times New Roman" fo:font-size="12pt" fo:font-weight="normal" officeooo:rsid="001d4c30"/>
    </style:style>
    <style:style style:name="T3" style:family="text">
      <style:text-properties fo:color="#000000" style:font-name="Times New Roman" fo:font-size="12pt" fo:font-weight="normal" officeooo:rsid="0020f966"/>
    </style:style>
    <style:style style:name="T4" style:family="text">
      <style:text-properties fo:color="#000000" style:font-name="Times New Roman" fo:font-size="12pt" fo:font-weight="normal" officeooo:rsid="00211aa1"/>
    </style:style>
    <style:style style:name="T5" style:family="text">
      <style:text-properties fo:color="#000000" style:font-name="Times New Roman" fo:font-size="12pt" fo:font-weight="normal" officeooo:rsid="0021ed81"/>
    </style:style>
    <style:style style:name="T6" style:family="text">
      <style:text-properties fo:color="#000000" style:font-name="Times New Roman" fo:font-size="12pt" fo:font-weight="normal" officeooo:rsid="00306482"/>
    </style:style>
    <style:style style:name="T7" style:family="text">
      <style:text-properties fo:color="#000000" style:font-name="Times New Roman" fo:font-size="12pt" fo:font-weight="normal" officeooo:rsid="0034eadc"/>
    </style:style>
    <style:style style:name="T8" style:family="text">
      <style:text-properties fo:color="#000000" style:font-name="Times New Roman" fo:font-size="12pt" fo:font-weight="normal" officeooo:rsid="00350b6a"/>
    </style:style>
    <style:style style:name="T9" style:family="text">
      <style:text-properties fo:color="#000000" style:font-name="Times New Roman" fo:font-size="12pt" fo:font-weight="normal" officeooo:rsid="00365e02"/>
    </style:style>
    <style:style style:name="T10" style:family="text">
      <style:text-properties fo:color="#000000" style:font-name="Times New Roman" fo:font-size="12pt" fo:font-weight="normal" officeooo:rsid="0037dbea"/>
    </style:style>
    <style:style style:name="T11" style:family="text">
      <style:text-properties fo:color="#000000" style:font-name="Times New Roman" fo:font-size="12pt" fo:font-weight="normal" officeooo:rsid="00389cad"/>
    </style:style>
    <style:style style:name="T12" style:family="text">
      <style:text-properties fo:color="#000000" style:font-name="Times New Roman" fo:font-size="12pt" fo:font-weight="normal" officeooo:rsid="0039c67e"/>
    </style:style>
    <style:style style:name="T13" style:family="text">
      <style:text-properties fo:color="#000000" style:font-name="Times New Roman" fo:font-size="12pt" fo:font-weight="normal" officeooo:rsid="003af2d0"/>
    </style:style>
    <style:style style:name="T14" style:family="text">
      <style:text-properties fo:color="#000000" style:font-name="Times New Roman" fo:font-size="12pt" fo:font-weight="normal" officeooo:rsid="0040bbdb"/>
    </style:style>
    <style:style style:name="T15" style:family="text">
      <style:text-properties fo:color="#000000" style:font-name="Times New Roman" fo:font-size="12pt" fo:font-weight="normal" officeooo:rsid="00427eb5"/>
    </style:style>
    <style:style style:name="T16" style:family="text">
      <style:text-properties fo:color="#000000" style:font-name="Times New Roman" fo:font-size="12pt" fo:font-weight="normal" officeooo:rsid="0042c4c6"/>
    </style:style>
    <style:style style:name="T17" style:family="text">
      <style:text-properties fo:color="#000000" style:font-name="Times New Roman" fo:font-size="12pt" fo:font-weight="normal" officeooo:rsid="0042ddef"/>
    </style:style>
    <style:style style:name="T18" style:family="text">
      <style:text-properties fo:color="#000000" style:font-name="Times New Roman" fo:font-size="12pt" fo:font-weight="normal" officeooo:rsid="00445e59"/>
    </style:style>
    <style:style style:name="T19" style:family="text">
      <style:text-properties fo:color="#000000" style:font-name="Times New Roman" fo:font-size="12pt" fo:font-weight="normal" officeooo:rsid="004719e5"/>
    </style:style>
    <style:style style:name="T20" style:family="text">
      <style:text-properties fo:color="#000000" style:font-name="Times New Roman" fo:font-size="12pt" fo:font-weight="normal" officeooo:rsid="0049ab60"/>
    </style:style>
    <style:style style:name="T21" style:family="text">
      <style:text-properties fo:color="#000000" style:font-name="Times New Roman" fo:font-size="12pt" fo:font-weight="normal" officeooo:rsid="004b48b9"/>
    </style:style>
    <style:style style:name="T22" style:family="text">
      <style:text-properties fo:color="#000000" style:font-name="Times New Roman" fo:font-size="12pt" fo:font-weight="normal" officeooo:rsid="00490535"/>
    </style:style>
    <style:style style:name="T23" style:family="text">
      <style:text-properties fo:color="#000000" style:font-name="Times New Roman" fo:font-size="12pt" fo:font-weight="normal" officeooo:rsid="004f05ee"/>
    </style:style>
    <style:style style:name="T24" style:family="text">
      <style:text-properties fo:color="#000000" style:font-name="Times New Roman" fo:font-size="12pt" fo:font-weight="normal" officeooo:rsid="005567bf"/>
    </style:style>
    <style:style style:name="T25" style:family="text">
      <style:text-properties fo:color="#000000" style:font-name="Times New Roman" fo:font-size="12pt" fo:font-weight="normal" officeooo:rsid="00530a47"/>
    </style:style>
    <style:style style:name="T26" style:family="text">
      <style:text-properties fo:color="#000000" style:font-name="Times New Roman" fo:font-size="12pt" fo:font-weight="normal" officeooo:rsid="0054d3b4"/>
    </style:style>
    <style:style style:name="T27" style:family="text">
      <style:text-properties fo:color="#000000" style:font-name="Times New Roman" fo:font-size="12pt" fo:font-weight="normal" officeooo:rsid="005970a1"/>
    </style:style>
    <style:style style:name="T28" style:family="text">
      <style:text-properties fo:color="#000000" style:font-name="Times New Roman" fo:font-size="12pt" fo:font-weight="normal" officeooo:rsid="005af947"/>
    </style:style>
    <style:style style:name="T29" style:family="text">
      <style:text-properties fo:color="#000000" style:font-name="Times New Roman" fo:font-size="12pt" fo:font-weight="normal" officeooo:rsid="005c22ce"/>
    </style:style>
    <style:style style:name="T30" style:family="text">
      <style:text-properties fo:color="#000000" style:font-name="Times New Roman" fo:font-size="12pt" fo:font-weight="normal" officeooo:rsid="005dc012"/>
    </style:style>
    <style:style style:name="T31" style:family="text">
      <style:text-properties fo:color="#000000" style:font-name="Times New Roman" fo:font-size="12pt" fo:font-weight="normal" officeooo:rsid="005f3546"/>
    </style:style>
    <style:style style:name="T32" style:family="text">
      <style:text-properties fo:color="#000000" style:font-name="Times New Roman" fo:font-size="12pt" fo:font-weight="normal" officeooo:rsid="00612382"/>
    </style:style>
    <style:style style:name="T33" style:family="text">
      <style:text-properties fo:color="#000000" style:font-name="Times New Roman" fo:font-size="12pt" fo:font-weight="normal" officeooo:rsid="0061a0e2"/>
    </style:style>
    <style:style style:name="T34" style:family="text">
      <style:text-properties fo:color="#000000" style:font-name="Times New Roman" fo:font-size="12pt" fo:font-weight="normal" officeooo:rsid="0062bc77"/>
    </style:style>
    <style:style style:name="T35" style:family="text">
      <style:text-properties fo:color="#000000" style:font-name="Times New Roman" fo:font-size="12pt" fo:font-weight="normal" officeooo:rsid="0065bf13"/>
    </style:style>
    <style:style style:name="T36" style:family="text">
      <style:text-properties fo:color="#000000" style:font-name="Times New Roman" fo:font-size="12pt" fo:font-weight="normal" officeooo:rsid="00669afc"/>
    </style:style>
    <style:style style:name="T37" style:family="text">
      <style:text-properties fo:color="#000000" style:font-name="Times New Roman" fo:font-size="12pt" fo:font-weight="normal" officeooo:rsid="0067a6f2"/>
    </style:style>
    <style:style style:name="T38" style:family="text">
      <style:text-properties fo:color="#000000" style:font-name="Times New Roman" fo:font-size="12pt" fo:font-weight="normal" officeooo:rsid="006b1bbc"/>
    </style:style>
    <style:style style:name="T39" style:family="text">
      <style:text-properties fo:color="#000000" style:font-name="Times New Roman" fo:font-size="12pt" fo:font-weight="normal" officeooo:rsid="006bcf47"/>
    </style:style>
    <style:style style:name="T40" style:family="text">
      <style:text-properties fo:color="#000000" style:font-name="Times New Roman" fo:font-size="12pt" fo:font-weight="normal" officeooo:rsid="006da3de"/>
    </style:style>
    <style:style style:name="T41" style:family="text">
      <style:text-properties fo:color="#000000" style:font-name="Times New Roman" fo:font-size="12pt" fo:font-weight="normal" officeooo:rsid="006995ec"/>
    </style:style>
    <style:style style:name="T42" style:family="text">
      <style:text-properties fo:color="#000000" style:font-name="Times New Roman" fo:font-size="12pt" fo:font-weight="normal" officeooo:rsid="006dc6c8"/>
    </style:style>
    <style:style style:name="T43" style:family="text">
      <style:text-properties fo:color="#000000" style:font-name="Times New Roman" fo:font-size="12pt" fo:font-weight="normal" officeooo:rsid="006ebdb4"/>
    </style:style>
    <style:style style:name="T44" style:family="text">
      <style:text-properties fo:color="#000000" style:font-name="Times New Roman" fo:font-size="12pt" fo:font-weight="normal" officeooo:rsid="00680b11"/>
    </style:style>
    <style:style style:name="T45" style:family="text">
      <style:text-properties fo:color="#000000" style:font-name="Times New Roman" fo:font-size="12pt" fo:font-weight="normal" officeooo:rsid="00704ef8"/>
    </style:style>
    <style:style style:name="T46" style:family="text">
      <style:text-properties fo:color="#000000" style:font-name="Times New Roman" fo:font-size="12pt" fo:font-weight="normal" officeooo:rsid="007057d6"/>
    </style:style>
    <style:style style:name="T47" style:family="text">
      <style:text-properties fo:color="#000000" style:font-name="Times New Roman" fo:font-size="12pt" fo:font-weight="normal" officeooo:rsid="007197d5"/>
    </style:style>
    <style:style style:name="T48" style:family="text">
      <style:text-properties fo:color="#000000" style:font-name="Times New Roman" fo:font-size="12pt" fo:font-weight="normal" officeooo:rsid="00747257"/>
    </style:style>
    <style:style style:name="T49" style:family="text">
      <style:text-properties fo:color="#000000" style:font-name="Times New Roman" fo:font-size="12pt" fo:font-weight="normal" officeooo:rsid="00756b96"/>
    </style:style>
    <style:style style:name="T50" style:family="text">
      <style:text-properties fo:color="#000000" style:font-name="Times New Roman" fo:font-size="12pt" fo:font-weight="normal" officeooo:rsid="0077113d"/>
    </style:style>
    <style:style style:name="T51" style:family="text">
      <style:text-properties fo:color="#000000" style:font-name="Times New Roman" fo:font-size="12pt" fo:font-weight="normal" officeooo:rsid="007d0106"/>
    </style:style>
    <style:style style:name="T52" style:family="text">
      <style:text-properties fo:color="#000000" style:font-name="Times New Roman" fo:font-size="12pt" fo:font-weight="normal" officeooo:rsid="008299df"/>
    </style:style>
    <style:style style:name="T53" style:family="text">
      <style:text-properties fo:color="#000000" style:font-name="Times New Roman" fo:font-size="12pt" fo:font-weight="normal" officeooo:rsid="00860d0c"/>
    </style:style>
    <style:style style:name="T54" style:family="text">
      <style:text-properties fo:color="#000000" style:font-name="Times New Roman" fo:font-size="12pt" fo:font-weight="normal" officeooo:rsid="0086e973"/>
    </style:style>
    <style:style style:name="T55" style:family="text">
      <style:text-properties fo:color="#000000" style:font-name="Times New Roman" fo:font-size="12pt" fo:font-weight="normal" officeooo:rsid="00876251"/>
    </style:style>
    <style:style style:name="T56" style:family="text">
      <style:text-properties fo:color="#000000" style:font-name="Times New Roman" fo:font-size="12pt" fo:font-weight="normal" officeooo:rsid="0087a7fa"/>
    </style:style>
    <style:style style:name="T57" style:family="text">
      <style:text-properties fo:color="#000000" style:font-name="Times New Roman" fo:font-size="12pt" fo:font-weight="normal" officeooo:rsid="008970fe"/>
    </style:style>
    <style:style style:name="T58" style:family="text">
      <style:text-properties fo:color="#000000" style:font-name="Times New Roman" fo:font-size="12pt" fo:font-weight="normal" officeooo:rsid="0089db8f"/>
    </style:style>
    <style:style style:name="T59" style:family="text">
      <style:text-properties fo:color="#000000" style:font-name="Times New Roman" fo:font-size="12pt" fo:font-weight="normal" officeooo:rsid="008b15f4"/>
    </style:style>
    <style:style style:name="T60" style:family="text">
      <style:text-properties fo:color="#000000" style:font-name="Times New Roman" fo:font-size="12pt" fo:font-weight="normal" officeooo:rsid="008d9e4d"/>
    </style:style>
    <style:style style:name="T61" style:family="text">
      <style:text-properties fo:color="#000000" style:font-name="Times New Roman" fo:font-size="12pt" fo:font-weight="normal" officeooo:rsid="0093c3b5"/>
    </style:style>
    <style:style style:name="T62" style:family="text">
      <style:text-properties fo:color="#000000" style:font-name="Times New Roman" fo:font-size="12pt" fo:font-weight="normal" officeooo:rsid="00930126"/>
    </style:style>
    <style:style style:name="T63" style:family="text">
      <style:text-properties fo:color="#000000" style:font-name="Times New Roman" fo:font-size="12pt" fo:font-weight="normal" officeooo:rsid="009450e2"/>
    </style:style>
    <style:style style:name="T64" style:family="text">
      <style:text-properties fo:color="#000000" style:font-name="Times New Roman" fo:font-size="12pt" fo:font-weight="normal" officeooo:rsid="00807720"/>
    </style:style>
    <style:style style:name="T65" style:family="text">
      <style:text-properties fo:color="#000000" style:font-name="Times New Roman" fo:font-size="12pt" fo:font-weight="normal" officeooo:rsid="00811c6f"/>
    </style:style>
    <style:style style:name="T66" style:family="text">
      <style:text-properties fo:color="#000000" style:font-name="Times New Roman" fo:font-size="12pt" fo:font-weight="normal" officeooo:rsid="009ac9fd"/>
    </style:style>
    <style:style style:name="T67" style:family="text">
      <style:text-properties fo:color="#000000" style:font-name="Times New Roman" fo:font-size="12pt" fo:font-weight="normal" officeooo:rsid="009eac7d"/>
    </style:style>
    <style:style style:name="T68" style:family="text">
      <style:text-properties fo:color="#000000" style:font-name="Times New Roman" fo:font-size="12pt" fo:font-weight="normal" officeooo:rsid="009a22c1"/>
    </style:style>
    <style:style style:name="T69" style:family="text">
      <style:text-properties fo:color="#000000" style:font-name="Times New Roman" fo:font-size="12pt" fo:font-weight="normal" officeooo:rsid="00a1ae00"/>
    </style:style>
    <style:style style:name="T70" style:family="text">
      <style:text-properties fo:color="#000000" style:font-name="Times New Roman" fo:font-size="12pt" fo:font-weight="normal" officeooo:rsid="00a3ed35"/>
    </style:style>
    <style:style style:name="T71" style:family="text">
      <style:text-properties fo:color="#000000" style:font-name="Times New Roman" fo:font-size="12pt" fo:font-weight="normal" officeooo:rsid="00a52a17"/>
    </style:style>
    <style:style style:name="T72" style:family="text">
      <style:text-properties fo:color="#000000" style:font-name="Times New Roman" fo:font-size="12pt" fo:font-weight="normal" officeooo:rsid="00a657fe"/>
    </style:style>
    <style:style style:name="T73" style:family="text">
      <style:text-properties fo:color="#000000" style:font-name="Times New Roman" fo:font-size="12pt" fo:font-weight="normal" officeooo:rsid="00a8c84e"/>
    </style:style>
    <style:style style:name="T74" style:family="text">
      <style:text-properties fo:color="#000000" style:font-name="Times New Roman" fo:font-size="12pt" fo:font-weight="normal" officeooo:rsid="00aa1f05"/>
    </style:style>
    <style:style style:name="T75" style:family="text">
      <style:text-properties fo:color="#000000" style:font-name="Times New Roman" fo:font-size="12pt" fo:font-weight="normal" officeooo:rsid="00aa73b7"/>
    </style:style>
    <style:style style:name="T76" style:family="text">
      <style:text-properties fo:color="#000000" style:font-name="Times New Roman" fo:font-size="12pt" fo:font-weight="normal" officeooo:rsid="00ad796e"/>
    </style:style>
    <style:style style:name="T77" style:family="text">
      <style:text-properties fo:color="#000000" style:font-name="Times New Roman" fo:font-size="12pt" fo:font-weight="normal" officeooo:rsid="00af9054"/>
    </style:style>
    <style:style style:name="T78" style:family="text">
      <style:text-properties fo:color="#000000" style:font-name="Times New Roman" fo:font-size="12pt" fo:font-weight="normal" officeooo:rsid="00afa688"/>
    </style:style>
    <style:style style:name="T79" style:family="text">
      <style:text-properties fo:color="#000000" style:font-name="Times New Roman" fo:font-size="12pt" fo:font-weight="normal" officeooo:rsid="00afca7c"/>
    </style:style>
    <style:style style:name="T80" style:family="text">
      <style:text-properties fo:color="#000000" style:font-name="Times New Roman" fo:font-size="12pt" fo:font-weight="normal" officeooo:rsid="00af069a"/>
    </style:style>
    <style:style style:name="T81" style:family="text">
      <style:text-properties fo:color="#000000" style:font-name="Times New Roman" fo:font-size="12pt" fo:font-weight="normal" officeooo:rsid="00b166b8"/>
    </style:style>
    <style:style style:name="T82" style:family="text">
      <style:text-properties fo:color="#000000" style:font-name="Times New Roman" fo:font-size="12pt" fo:font-weight="normal" officeooo:rsid="00b2ec08"/>
    </style:style>
    <style:style style:name="T83" style:family="text">
      <style:text-properties fo:color="#000000" style:font-name="Times New Roman" fo:font-size="12pt" fo:font-weight="normal" officeooo:rsid="00b3ba98"/>
    </style:style>
    <style:style style:name="T84" style:family="text">
      <style:text-properties fo:color="#000000" style:font-name="Times New Roman" fo:font-size="12pt" fo:font-weight="normal" officeooo:rsid="00b534fe"/>
    </style:style>
    <style:style style:name="T85" style:family="text">
      <style:text-properties fo:color="#000000" style:font-name="Times New Roman" fo:font-size="12pt" fo:font-weight="normal" officeooo:rsid="00baddc5"/>
    </style:style>
    <style:style style:name="T86" style:family="text">
      <style:text-properties fo:color="#000000" style:font-name="Times New Roman" fo:font-size="12pt" fo:font-weight="normal" officeooo:rsid="00b83560"/>
    </style:style>
    <style:style style:name="T87" style:family="text">
      <style:text-properties fo:color="#000000" style:font-name="Times New Roman" fo:font-size="12pt" fo:font-weight="normal" officeooo:rsid="00bb79f4"/>
    </style:style>
    <style:style style:name="T88" style:family="text">
      <style:text-properties fo:color="#000000" style:font-name="Times New Roman" fo:font-size="12pt" fo:font-weight="normal" officeooo:rsid="00bc703f"/>
    </style:style>
    <style:style style:name="T89" style:family="text">
      <style:text-properties fo:color="#000000" style:font-name="Times New Roman" fo:font-size="12pt" fo:font-weight="normal" officeooo:rsid="00c1be7e"/>
    </style:style>
    <style:style style:name="T90" style:family="text">
      <style:text-properties fo:color="#000000" style:font-name="Times New Roman" fo:font-size="12pt" fo:font-weight="normal" officeooo:rsid="00c26228"/>
    </style:style>
    <style:style style:name="T91" style:family="text">
      <style:text-properties fo:color="#000000" style:font-name="Times New Roman" fo:font-size="12pt" fo:font-weight="normal" officeooo:rsid="00c2b967"/>
    </style:style>
    <style:style style:name="T92" style:family="text">
      <style:text-properties fo:color="#000000" style:font-name="Times New Roman" fo:font-size="12pt" fo:font-weight="normal" officeooo:rsid="00c432c5"/>
    </style:style>
    <style:style style:name="T93" style:family="text">
      <style:text-properties fo:color="#000000" style:font-name="Times New Roman" fo:font-size="12pt" fo:font-weight="normal" officeooo:rsid="00c7a7a8"/>
    </style:style>
    <style:style style:name="T94" style:family="text">
      <style:text-properties fo:color="#000000" style:font-name="Times New Roman" fo:font-size="12pt" fo:font-weight="normal" officeooo:rsid="00c91393"/>
    </style:style>
    <style:style style:name="T95" style:family="text">
      <style:text-properties fo:color="#000000" style:font-name="Times New Roman" fo:font-size="12pt" fo:font-weight="normal" officeooo:rsid="00cb0b61"/>
    </style:style>
    <style:style style:name="T96" style:family="text">
      <style:text-properties fo:color="#000000" style:font-name="Times New Roman" fo:font-size="12pt" fo:font-weight="normal" officeooo:rsid="00cc516c"/>
    </style:style>
    <style:style style:name="T97" style:family="text">
      <style:text-properties fo:color="#000000" style:font-name="Times New Roman" fo:font-size="12pt" fo:font-weight="normal" officeooo:rsid="00cf7ff2"/>
    </style:style>
    <style:style style:name="T98" style:family="text">
      <style:text-properties fo:color="#000000" style:font-name="Times New Roman" fo:font-size="12pt" fo:font-weight="normal" officeooo:rsid="002582a4"/>
    </style:style>
    <style:style style:name="T99" style:family="text">
      <style:text-properties fo:color="#000000" style:font-name="Times New Roman" fo:font-size="12pt" fo:font-weight="normal" officeooo:rsid="00e54c35"/>
    </style:style>
    <style:style style:name="T100" style:family="text">
      <style:text-properties fo:color="#000000" style:font-name="Times New Roman" fo:font-size="12pt" fo:font-weight="normal" officeooo:rsid="00e724c5"/>
    </style:style>
    <style:style style:name="T101" style:family="text">
      <style:text-properties fo:color="#000000" style:font-name="Times New Roman" fo:font-size="12pt" fo:font-weight="normal" officeooo:rsid="00e61d63"/>
    </style:style>
    <style:style style:name="T102" style:family="text">
      <style:text-properties fo:color="#000000" style:font-name="Times New Roman" fo:font-size="12pt" fo:font-weight="normal" officeooo:rsid="00e84cdd"/>
    </style:style>
    <style:style style:name="T103" style:family="text">
      <style:text-properties fo:color="#000000" style:font-name="Times New Roman" fo:font-size="12pt" fo:font-weight="normal" officeooo:rsid="00e99f0d"/>
    </style:style>
    <style:style style:name="T104" style:family="text">
      <style:text-properties fo:color="#000000" style:font-name="Times New Roman" fo:font-size="12pt" fo:font-weight="normal" officeooo:rsid="00f8a705"/>
    </style:style>
    <style:style style:name="T105" style:family="text">
      <style:text-properties fo:color="#000000" style:font-name="Times New Roman" fo:font-size="12pt" fo:font-weight="normal" officeooo:rsid="00fbd44b"/>
    </style:style>
    <style:style style:name="T106" style:family="text">
      <style:text-properties fo:color="#000000" style:font-name="Times New Roman" fo:font-size="12pt" fo:font-weight="normal" officeooo:rsid="00fd4391"/>
    </style:style>
    <style:style style:name="T107" style:family="text">
      <style:text-properties fo:color="#000000" style:font-name="Times New Roman" fo:font-size="12pt" fo:font-weight="normal" officeooo:rsid="00fecc4b"/>
    </style:style>
    <style:style style:name="T108" style:family="text">
      <style:text-properties officeooo:rsid="001e373d"/>
    </style:style>
    <style:style style:name="T109" style:family="text">
      <style:text-properties fo:font-weight="bold" style:font-weight-asian="bold" style:font-weight-complex="bold"/>
    </style:style>
    <style:style style:name="T110" style:family="text">
      <style:text-properties fo:font-weight="normal" style:font-weight-asian="normal" style:font-weight-complex="normal"/>
    </style:style>
    <style:style style:name="T111" style:family="text">
      <style:text-properties fo:font-weight="normal" officeooo:rsid="0020f966" style:font-weight-asian="normal" style:font-weight-complex="normal"/>
    </style:style>
    <style:style style:name="T112" style:family="text">
      <style:text-properties officeooo:rsid="002bf87c"/>
    </style:style>
    <style:style style:name="T113" style:family="text">
      <style:text-properties officeooo:rsid="002da483"/>
    </style:style>
    <style:style style:name="T114" style:family="text">
      <style:text-properties officeooo:rsid="002dabcd"/>
    </style:style>
    <style:style style:name="T115" style:family="text">
      <style:text-properties officeooo:rsid="002e75f2"/>
    </style:style>
    <style:style style:name="T116" style:family="text">
      <style:text-properties officeooo:rsid="002ec071"/>
    </style:style>
    <style:style style:name="T117" style:family="text">
      <style:text-properties officeooo:rsid="002f1f32"/>
    </style:style>
    <style:style style:name="T118" style:family="text">
      <style:text-properties officeooo:rsid="00306482"/>
    </style:style>
    <style:style style:name="T119" style:family="text">
      <style:text-properties officeooo:rsid="0030e14a"/>
    </style:style>
    <style:style style:name="T120" style:family="text">
      <style:text-properties officeooo:rsid="0033ba25"/>
    </style:style>
    <style:style style:name="T121" style:family="text">
      <style:text-properties officeooo:rsid="0033c469"/>
    </style:style>
    <style:style style:name="T122" style:family="text">
      <style:text-properties officeooo:rsid="0037dbea"/>
    </style:style>
    <style:style style:name="T123" style:family="text">
      <style:text-properties fo:font-variant="normal" fo:text-transform="none" fo:color="#000000" style:font-name="Times New Roman" fo:font-size="12pt" fo:letter-spacing="normal" fo:font-style="normal" fo:font-weight="normal"/>
    </style:style>
    <style:style style:name="T124" style:family="text">
      <style:text-properties fo:font-variant="normal" fo:text-transform="none" fo:color="#000000" style:font-name="Times New Roman" fo:font-size="12pt" fo:letter-spacing="normal" fo:font-style="normal" fo:font-weight="normal" officeooo:rsid="0077e177"/>
    </style:style>
    <style:style style:name="T125" style:family="text">
      <style:text-properties fo:font-variant="normal" fo:text-transform="none" fo:color="#000000" style:font-name="Times New Roman" fo:font-size="12pt" fo:letter-spacing="normal" fo:font-style="normal" fo:font-weight="normal" officeooo:rsid="00780f24"/>
    </style:style>
    <style:style style:name="T126" style:family="text">
      <style:text-properties fo:font-variant="normal" fo:text-transform="none" fo:color="#000000" style:font-name="Times New Roman" fo:font-size="12pt" fo:letter-spacing="normal" fo:font-style="normal" fo:font-weight="normal" officeooo:rsid="0079ce1e"/>
    </style:style>
    <style:style style:name="T127" style:family="text">
      <style:text-properties fo:font-variant="normal" fo:text-transform="none" fo:color="#000000" style:font-name="Times New Roman" fo:font-size="12pt" fo:letter-spacing="normal" fo:font-style="normal" fo:font-weight="normal" officeooo:rsid="00cc516c"/>
    </style:style>
    <style:style style:name="T128" style:family="text">
      <style:text-properties fo:font-variant="normal" fo:text-transform="none" fo:color="#000000" style:font-name="Times New Roman" fo:font-size="12pt" fo:letter-spacing="normal" fo:font-style="normal" fo:font-weight="normal" officeooo:rsid="00d06714"/>
    </style:style>
    <style:style style:name="T129" style:family="text">
      <style:text-properties fo:font-variant="normal" fo:text-transform="none" fo:color="#000000" style:font-name="Times New Roman" fo:font-size="12pt" fo:letter-spacing="normal" fo:font-style="normal" fo:font-weight="normal" officeooo:rsid="00d1074e"/>
    </style:style>
    <style:style style:name="T130" style:family="text">
      <style:text-properties fo:font-variant="normal" fo:text-transform="none" fo:color="#000000" style:font-name="Times New Roman" fo:font-size="12pt" fo:letter-spacing="normal" fo:font-style="normal" fo:font-weight="normal" officeooo:rsid="00d1300b"/>
    </style:style>
    <style:style style:name="T131" style:family="text">
      <style:text-properties fo:font-variant="normal" fo:text-transform="none" fo:color="#000000" style:font-name="Times New Roman" fo:font-size="12pt" fo:letter-spacing="normal" fo:font-style="normal" fo:font-weight="normal" officeooo:rsid="00d2ec38"/>
    </style:style>
    <style:style style:name="T132" style:family="text">
      <style:text-properties officeooo:rsid="004010ff"/>
    </style:style>
    <style:style style:name="T133" style:family="text">
      <style:text-properties officeooo:rsid="0040bbdb"/>
    </style:style>
    <style:style style:name="T134" style:family="text">
      <style:text-properties officeooo:rsid="004cb438"/>
    </style:style>
    <style:style style:name="T135" style:family="text">
      <style:text-properties officeooo:rsid="004deda8"/>
    </style:style>
    <style:style style:name="T136" style:family="text">
      <style:text-properties officeooo:rsid="004f05ee"/>
    </style:style>
    <style:style style:name="T137" style:family="text">
      <style:text-properties officeooo:rsid="007fcadc"/>
    </style:style>
    <style:style style:name="T138" style:family="text">
      <style:text-properties officeooo:rsid="00807720"/>
    </style:style>
    <style:style style:name="T139" style:family="text">
      <style:text-properties officeooo:rsid="00811c6f"/>
    </style:style>
    <style:style style:name="T140" style:family="text">
      <style:text-properties officeooo:rsid="0086e973"/>
    </style:style>
    <style:style style:name="T141" style:family="text">
      <style:text-properties officeooo:rsid="00d9004a"/>
    </style:style>
    <style:style style:name="T142" style:family="text">
      <style:text-properties officeooo:rsid="00d9d019"/>
    </style:style>
    <style:style style:name="T143" style:family="text">
      <style:text-properties officeooo:rsid="00dabb66"/>
    </style:style>
    <style:style style:name="T144" style:family="text">
      <style:text-properties officeooo:rsid="00de686b"/>
    </style:style>
    <style:style style:name="T145" style:family="text">
      <style:text-properties officeooo:rsid="00e000a1"/>
    </style:style>
    <style:style style:name="T146" style:family="text">
      <style:text-properties officeooo:rsid="00e04ade"/>
    </style:style>
    <style:style style:name="T147" style:family="text">
      <style:text-properties officeooo:rsid="00e14dfa"/>
    </style:style>
    <style:style style:name="T148" style:family="text">
      <style:text-properties officeooo:rsid="00e2edde"/>
    </style:style>
    <style:style style:name="T149" style:family="text">
      <style:text-properties officeooo:rsid="00e4c7ec"/>
    </style:style>
    <style:style style:name="T150" style:family="text">
      <style:text-properties officeooo:rsid="00e54c35"/>
    </style:style>
    <style:style style:name="T151" style:family="text">
      <style:text-properties officeooo:rsid="00f47bfc"/>
    </style:style>
    <style:style style:name="T152" style:family="text">
      <style:text-properties officeooo:rsid="00f5f1f6"/>
    </style:style>
    <style:style style:name="T153" style:family="text">
      <style:text-properties officeooo:rsid="00f60228"/>
    </style:style>
    <style:style style:name="T154" style:family="text">
      <style:text-properties officeooo:rsid="00f706f5"/>
    </style:style>
    <style:style style:name="T1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7" style:family="text">
      <style:text-properties fo:color="#000000"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DUCTION</text:p>
      <text:p text:style-name="P9">In recent years, proactive communication between vehicles became a more prevalent matter of research. Today many manufacturers try to implement new technology into their vehicles, aiming at <text:s/>improved security and comfort for the passengers. The needed communication infrastructure is developing fast, with several technologies available to choose from depending on the use case.</text:p>
      <text:p text:style-name="P9"/>
      <text:p text:style-name="P41">One <text:span text:style-name="T141">important use case of this new technology is the cooperative maneuver coordination, </text:span><text:span text:style-name="T142">as this cooperation between vehicles enables an even higher degree of automation, leading to more efficient traffic and </text:span><text:span text:style-name="T143">safety in complex driving situations.</text:span></text:p>
      <text:p text:style-name="P41"/>
      <text:p text:style-name="P43">I<text:span text:style-name="T148">n</text:span>dependently from the deployment, as a centralized or decentralized approach, this high level of cooperation has strict <text:span text:style-name="T144">performance requirements of the communication links. </text:span><text:span text:style-name="T145">Yet there is no guarantee if these requirements will be satisfied at all times </text:span><text:span text:style-name="T149">due to poor network coverage </text:span><text:span text:style-name="T150">or propagation conditions.</text:span></text:p>
      <text:p text:style-name="P43"/>
      <text:p text:style-name="P43"><text:span text:style-name="T147">As a</text:span><text:span text:style-name="T146"> priori knowledge of the communication quality may serve to adjust and enhance the level of cooperation, </text:span><text:span text:style-name="T147">this study performs a research in currently available communication prediction methods and evaluates these approaches in terms of their appli</text:span><text:span text:style-name="T148">cability to the use case of autonomous cooperative maneuver coordination.</text:span></text:p>
      <text:p text:style-name="P42"/>
      <text:p text:style-name="P73"><text:span text:style-name="T98">The paper is structured as follows: First, it will give an overview of related works. </text:span><text:span text:style-name="T99">Following that, </text:span><text:span text:style-name="T100">Sect. 3 will introduce </text:span><text:span text:style-name="T101">the concept of cooperative maneuver cooperation </text:span><text:span text:style-name="T100">and analyze its requirements on communication.</text:span><text:span text:style-name="T101"> </text:span><text:span text:style-name="T100">In Sect. 4</text:span><text:span text:style-name="T99"> current research of prediction methods </text:span><text:span text:style-name="T102">is being explored. The following discussion will evaluate the existing methods in terms of their applicability on cooperative maneuver coordination and </text:span><text:span text:style-name="T103">lay the foundation for the conclusion.</text:span></text:p>
      <text:p text:style-name="P73"><text:span text:style-name="T103"><office:annotation><dc:creator>Unknown Author</dc:creator><dc:date>2020-05-14T10:03:00.875171870</dc:date><text:p text:style-name="P81"><text:span text:style-name="T156">Ende</text:span></text:p><text:p text:style-name="P81"><text:span text:style-name="T156"/></text:p></office:annotation></text:span></text:p>
      <text:p text:style-name="P73"><text:span text:style-name="T99">Section 4 </text:span><text:span text:style-name="T98"><text:s/>which reviews have been conducted in the same area of research. Following that, the methods are being depicted, structured in the methods they used for their predictions. Section 3 compares the methods and the respective works, giving an overview I a brief comparison table. Lastly the conclusion identifies areas yet to be further researched and tries to give an overview of the upcoming works.</text:span></text:p>
      <text:p text:style-name="P9"/>
      <text:p text:style-name="P9">As these functions rely on communication, reliable links are crucial for their operation and functionality. Given the fact, that a perfect network coverage at any time and any location is out of reach, it is beneficial to predict the quality of the network in order to adapt applications to the current and future situation, but yet no standard has emerged and network quality prediction is still an area of research.</text:p>
      <text:p text:style-name="P9"/>
      <text:p text:style-name="P9">This study gives an overview of considerable methods for the prediction of the network quality in terms of different indicators and for different use cases.</text:p>
      <text:p text:style-name="P9"/>
      <text:p text:style-name="P9">The paper is structured as follows: First, it will give an overview of related works, which reviews have been conducted in the same area of research. Following that, the methods are being depicted, structured in the methods they used for their predictions. Section 3 compares the methods and the respective works, giving an overview I a brief comparison table. Lastly the conclusion identifies areas yet to be further researched and tries to give an overview of the upcoming works.</text:p>
      <text:p text:style-name="P11"/>
      <text:p text:style-name="P11">RELATED WORKS</text:p>
      <text:p text:style-name="P11">As this work tries to give a comprehensive overview of prediction methods with a given set of constraints, other works providing overviews of methods or constraits must not be neglected. These can be grouped into different categories based on the research topics they portray.</text:p>
      <text:p text:style-name="P11"/>
      <text:p text:style-name="P12"><text:soft-page-break/>Network Basics</text:p>
      <text:p text:style-name="P7">Existing studies give a great overview of the challenges faced in vehicular communication. While Mecklenbräuer et al, 2011 gives an overview the available technologies, its focus lies in the depiction of the communication channels, the various scenarios (V2V, V2I, cellular), the metrics (e.g. fading, path loss and doppler shift) as well as the models (e.g. raytracing or stochastic models) for their simulation.</text:p>
      <text:p text:style-name="P7"/>
      <text:p text:style-name="P7">For the estimation of the communication channel, traditionally pilot symbols are being used, which contain no data, but by which the receiver is able to estimate and equalize received data. This estimation is the key element in achieving low bit error rates (BER) but not trivial. </text:p>
      <text:p text:style-name="P7"/>
      <text:p text:style-name="P7">Existing pilot patterns such as the one from 802.11p were not designed for highly mobile networks, thus leading to decreased performance in these scenarios. Some of our the reviewed methods try to take the prediction as an advantage for channel estimation, as such it is crucial to understand and distinct these terms.</text:p>
      <text:p text:style-name="P7"/>
      <text:p text:style-name="P13">Communication Prediction</text:p>
      <text:p text:style-name="P7">As by now, efforts in the standardization of vehicular communication prediction are undertaken, the 5GAA summarized the key concept of QoS prediction and its use cases and challenges. Notably, the whitepaper identifies possible deployment methods, namely Over-The-Top and Mobile Network Operator prediction, as well as <text:s/></text:p>
      <text:p text:style-name="P8"/>
      <text:p text:style-name="P44">\section{Cooperative Maneuver Coordination}</text:p>
      <text:p text:style-name="P44">Cooperative Maneuver Coordination is the aim of making automated vehicles influence the each others behaviour and enabling joint driving maneuvers, making road traffic safer and more efficient.</text:p>
      <text:p text:style-name="P44">The concept consists of multiple use cases, among others \cite{bobanConnectedRoadsFuture2018}:</text:p>
      <text:p text:style-name="P44">\begin{itemize}</text:p>
      <text:p text:style-name="P44">\item lane changing</text:p>
      <text:p text:style-name="P44">\item platooning</text:p>
      <text:p text:style-name="P44">\item cacc (cooperative adaptive cruise control)</text:p>
      <text:p text:style-name="P44">\item intersection control</text:p>
      <text:p text:style-name="P44">\item collision avoidance</text:p>
      <text:p text:style-name="P44">\end{itemize}</text:p>
      <text:p text:style-name="P44">Hereby different approaches exist, either as centralized \cite{mengluICTInfrastructureCooperative2018} or decentralized cooperation \cite{llatserCooperativeAutomatedDriving2019,fortelleNetworkAutomatedVehicles2014}.</text:p>
      <text:p text:style-name="P44"/>
      <text:p text:style-name="P44">In a centralized cooperation, a central entity such as a RSU, gains global knowledge by the usage of its own sensor data and direct communication with the vehicles in its coordination range and thereby plans optimal maneuvers in terms of efficiency and safety.</text:p>
      <text:p text:style-name="P44"/>
      <text:p text:style-name="P44">The decentralized approach does not rely on a central entity, but rather leaves the planning to the vehicles, which adapt their maneuvers based on maneuver intentions shared by surrounding vehicles in order to achieve locally optimal traffic patterns.</text:p>
      <text:p text:style-name="P44"/>
      <text:p text:style-name="P44">Without going too much into the details of implementation methods for the coordination, we rather want to take a look at the aspect of communication. Several works investigated the requirements for the communication links. Typical KPIs (Key Performance Indicators) are end-to-end latency, reliability, data rate (per vehicle) and the communication range.</text:p>
      <text:p text:style-name="P44"/>
      <text:p text:style-name="P44"><text:soft-page-break/>Boban et al. \cite{bobanConnectedRoadsFuture2018} suggest a latency of sub 3 to 100 ms, a required data rate of 1.3 to 25 MB/s, depending on the degree of sensor data dissemination, and a transmission reliability of over 99\%.</text:p>
      <text:p text:style-name="P44"/>
      <text:p text:style-name="P44"><office:annotation><dc:creator>Unknown Author</dc:creator><dc:date>2020-05-16T16:50:42.373262721</dc:date><text:p text:style-name="P80"><text:span text:style-name="T156">It is apparent, that these requirements cannot be met at all times, hence vehicles must adapt to the available link resources and be able to interact without the exchange of data. </text:span></text:p></office:annotation>As stated in \cite{llatserCooperativeAutomatedDriving2019}, the number of exchange messages and their contained amount of data need to adapt dynamically in order to prevent channel congestion, as it is apparent that the aforementioned link requirements cannot be met at all times. <text:span text:style-name="T151">Furthermore vehicles need to interact with their env</text:span><text:span text:style-name="T152">i</text:span><text:span text:style-name="T151">ronment even without these </text:span><text:span text:style-name="T152">cooperation messages.</text:span></text:p>
      <text:p text:style-name="P44"/>
      <text:p text:style-name="P45">The aim of this work is to evaluate existing comm<text:span text:style-name="T153">unication prediction methods in terms of their applicability on </text:span><text:span text:style-name="T154">the cooperative maneuver coordination. Therefore we first need to identify possible prediction scenarios and use cases.</text:span></text:p>
      <text:p text:style-name="P45"/>
      <text:p text:style-name="P75"><text:span text:style-name="T104">If we take the use case of intersection control and collision avoidance for example, </text:span><text:span text:style-name="T105">it is clear, that vehicles are approaching each other from different directions </text:span><text:span text:style-name="T106">and the requirements on the reliability on the communication between these vehicles are of a higher priority than the communication with other vehicles of the area. </text:span><text:span text:style-name="T107">While a global prediction is attractive, the close-to-mid range prediction is far more relevant in such use cases. </text:span></text:p>
      <text:p text:style-name="P8"/>
      <text:p text:style-name="P10">METHODS</text:p>
      <text:p text:style-name="P47"><text:span text:style-name="T137">Methods for Communication Prediction can </text:span><text:span text:style-name="T138">be primarily split into two categories, on </text:span><text:span text:style-name="T140">the one hand </text:span><text:span text:style-name="T54">the channel quality prediction for</text:span><text:span text:style-name="T138"> the immediate future </text:span><text:span text:style-name="T139">and </text:span><text:span text:style-name="T54">on the other hand channel quality or</text:span><text:span text:style-name="T55"> </text:span><text:span text:style-name="T56">related</text:span><text:span text:style-name="T55"> indicator prediction for the short- to long-term future.</text:span></text:p>
      <text:p text:style-name="P48"><text:span text:style-name="T53"/></text:p>
      <text:p text:style-name="P51"><text:span text:style-name="T59"/></text:p>
      <text:p text:style-name="P50"><text:span text:style-name="T1">We take a look at </text:span><text:span text:style-name="T60">the works for these two</text:span><text:span text:style-name="T1"> categories, starting off with the immediate prediction and continuing with the short- to long-term prediction, both subdivided </text:span><text:span text:style-name="T60">by the models used for the prediction.</text:span></text:p>
      <text:p text:style-name="P50"><text:span text:style-name="T60"/></text:p>
      <text:p text:style-name="P58"><text:span text:style-name="T1">In the following we take a look at the works for both of these two categories, followed by a discussion in Section ..</text:span></text:p>
      <text:p text:style-name="P58"><text:span text:style-name="T1"/></text:p>
      <text:p text:style-name="P55"><text:span text:style-name="T1">I. Immediate Channel Prediction Schemes</text:span></text:p>
      <text:p text:style-name="P56"><text:span text:style-name="T52">The immediate channel quality prediction is </text:span><text:span text:style-name="T64">mainly </text:span><text:span text:style-name="T52">targeted </text:span><text:span text:style-name="T64">as a</text:span><text:span text:style-name="T65">n extension resp. an alternative for traditional channel quality estimation using pilot symbols.</text:span></text:p>
      <text:p text:style-name="P56"><text:span text:style-name="T65"/></text:p>
      <text:p text:style-name="P59"><text:span text:style-name="T62">Over the years, a large number of work</text:span><text:span text:style-name="T63">s</text:span><text:span text:style-name="T61"> using different prediction algorithms </text:span><text:span text:style-name="T63">emerged. </text:span><text:span text:style-name="T30">T</text:span><text:span text:style-name="T31">raditional </text:span><text:span text:style-name="T35">history based </text:span><text:span text:style-name="T32">prediction schemes can be classified into the three </text:span><text:span text:style-name="T157"><office:annotation office:name="__Annotation__565_119496765211" loext:resolved="false"><dc:creator>Unknown Author</dc:creator><dc:date>2020-05-04T22:09:34.928440002</dc:date><text:p text:style-name="P79"><text:span text:style-name="T155">methods/types/models?</text:span></text:p></office:annotation></text:span><text:span text:style-name="T33">methods</text:span><office:annotation-end office:name="__Annotation__565_119496765211"/><text:span text:style-name="T33">: </text:span><text:span text:style-name="T36">Sum-of-Sinusoids (SOS)</text:span><text:span text:style-name="T33"> Model, Basis Expansion </text:span><text:span text:style-name="T34">(</text:span><text:span text:style-name="T157"><office:annotation office:name="__Annotation__528_119496765211" loext:resolved="false"><dc:creator>Unknown Author</dc:creator><dc:date>2020-05-04T19:42:53.930913182</dc:date><text:p text:style-name="P79"><text:span text:style-name="T155">Maybe leave out</text:span></text:p></office:annotation></text:span><text:span text:style-name="T34">BE</text:span><office:annotation-end office:name="__Annotation__528_119496765211"/><text:span text:style-name="T34">) Model and Autoregression (AR) Model.</text:span></text:p>
      <text:p text:style-name="P59"><text:span text:style-name="T34"/></text:p>
      <text:p text:style-name="P59"><text:span text:style-name="T34">C</text:span><text:span text:style-name="T41">ommon to these traditional methods is their time frame, </text:span><text:span text:style-name="T38">predicting only several milliseconds </text:span><text:span text:style-name="T39">into the future for high velocity nodes. This time frame is </text:span><text:span text:style-name="T40">small, but enables adaptive transmission </text:span><text:span text:style-name="T42">techniques</text:span><text:span text:style-name="T40"> </text:span><text:span text:style-name="T42">such as adaptive modulation, channel coding or power control and even adjustments in high level applications in contrast to using e</text:span><text:span text:style-name="T43">stimated CSI, which is instantaneously outdated at higher velocities.</text:span></text:p>
      <text:p text:style-name="P59"><text:span text:style-name="T43"/></text:p>
      <text:p text:style-name="P60"><text:span text:style-name="T43">T</text:span><text:span text:style-name="T68">he AR model uses previous chann</text:span><text:span text:style-name="T66">el</text:span><text:span text:style-name="T68"> samples in the form of CSI </text:span><text:span text:style-name="T66">in combination with time-variant coefficients. </text:span><text:span text:style-name="T74">These channel</text:span><text:span text:style-name="T67"> coefficients need to be </text:span><text:span text:style-name="T69">computed using estimation techniques, </text:span><text:span text:style-name="T70">either static, such as Wiener filter or LS criterion, or adaptive, such as </text:span><text:span text:style-name="T71">various LMS or RLS filters.</text:span></text:p>
      <text:p text:style-name="P60"><text:span text:style-name="T71"/></text:p>
      <text:p text:style-name="P61"><text:soft-page-break/><text:span text:style-name="T1">One of the most acclaimed works in this area of research was conducted by Duel-Hallen et al. []. </text:span><text:span text:style-name="T72">Their research was performed in order to provide a long-range channel prediction algorithm </text:span><text:span text:style-name="T73">by predicting the channel coefficients up to hundreds of symbols ahead </text:span><text:span text:style-name="T75">using LMS filtering, which is adaptive and computationally less expensive than RLS filtering.</text:span></text:p>
      <text:p text:style-name="P63"><text:span text:style-name="T75">T</text:span><text:span text:style-name="T80">he method was tested </text:span><text:span text:style-name="T77">against simulated and measured data </text:span><text:span text:style-name="T78">of </text:span><text:span text:style-name="T94">static and </text:span><text:span text:style-name="T78">mobile environments </text:span><text:span text:style-name="T77">and yielded </text:span><text:span text:style-name="T78">improved </text:span><text:span text:style-name="T79">BER</text:span><text:span text:style-name="T78"> when combined with adaptive channel modulation.</text:span></text:p>
      <text:p text:style-name="P62"><text:span text:style-name="T78"/></text:p>
      <text:p text:style-name="P68"><text:span text:style-name="T94">Zeng et al. </text:span><text:span text:style-name="T95">[] propose the usage of </text:span><text:span text:style-name="T94">AR </text:span><text:span text:style-name="T97">model-based prediction </text:span><text:span text:style-name="T94">specifically for usage in V2X scenarios, </text:span><text:span text:style-name="T95">enabling improved centralized scheduling </text:span><text:span text:style-name="T96">compared to centralized scheduling techniques relying on collected real-time CSI. </text:span></text:p>
      <text:p text:style-name="P69"><text:span text:style-name="T127">Their solutions is a channel prediction and scheduling scheme using RSUs and Control Servers which receive data for prediction of the best relay </text:span><text:span text:style-name="T129">candidate </text:span><text:span text:style-name="T127">of the connected vehicles. The prediction is achieved using current velocity </text:span><text:span text:style-name="T128">and</text:span><text:span text:style-name="T127"> position </text:span><text:span text:style-name="T129">which yields the respective distances between the nodes. </text:span><text:span text:style-name="T130">Using a predetermined LS fading model, a value for the LS fading can be predicted and used in a computation of the SNR</text:span><text:span text:style-name="T127">. Using that value, a centralized scheduling scheme is applied </text:span><text:span text:style-name="T131">based on the best candidate.</text:span></text:p>
      <text:p text:style-name="P70"><text:span text:style-name="T131">W</text:span><text:span text:style-name="T123">hile this technique reduces the transmission overhead and delay and opens the doors for further use cases of the predictions, the simulations were performed using a static path loss model which doesn’t account for parameters such as refraction or scattering.</text:span></text:p>
      <text:p text:style-name="P68"><text:span text:style-name="T96"/></text:p>
      <text:p text:style-name="P64"><text:span text:style-name="T78">I</text:span><text:span text:style-name="T1">n contrast to AR, the SOS model </text:span><text:span text:style-name="T81">approximates the physical propagation process by </text:span><text:span text:style-name="T82">modelling the channel as a linear combination of complex sinusoids. This model provides a </text:span><text:span text:style-name="T83">good predictive performance, but only in cases where the channel parameters consisting of amplitude and Doppler frequency are static. Noteworthy are the MUSIC and ESPRIT algorithms used in …,…,… <text:tab/><text:tab/></text:span><text:span text:style-name="T84">where [39] provides a reduced complexity ESPRIT algorithm, that tries to reduce the computational complexity of time-variant parameters seen in realistic channels.</text:span></text:p>
      <text:p text:style-name="P64"><text:span text:style-name="T84"/></text:p>
      <text:p text:style-name="P66"><text:span text:style-name="T84">T</text:span><text:span text:style-name="T86">he BE model </text:span><text:span text:style-name="T85">describes the channel as a linear set of basis functions, such as complex exponential (CE) or discrete prolate spheroidal (DPS) sequences, </text:span><text:span text:style-name="T87">multiplied by </text:span><text:span text:style-name="T88">coefficients, which are obtained through analysis of the pilot data. </text:span><text:span text:style-name="T89">Zemen et al. [] provide a method </text:span><text:span text:style-name="T90">based on time-concentrated and band-limited DPS sequences. </text:span><text:span text:style-name="T91">The predictor dynamically selects the spanned subspace with the smallest reconstruction error and utilizes it in order to predict the channel.</text:span></text:p>
      <text:p text:style-name="P66"><text:span text:style-name="T91"/></text:p>
      <text:p text:style-name="P67"><text:span text:style-name="T91">While </text:span><text:span text:style-name="T92">the DPS-BEM outperforms DPS-CEM in numerical simulations, yet no comparison is concluded against SOS and AR models. </text:span><text:span text:style-name="T93">Of the latter two, AR models seem to perform better in terms of their prediction horizon and computational complexity as stated in [].</text:span></text:p>
      <text:p text:style-name="P71"><text:span text:style-name="T76"/></text:p>
      <text:p text:style-name="P65"><text:span text:style-name="T76"/></text:p>
      <text:p text:style-name="P65"><text:span text:style-name="T76"/></text:p>
      <text:p text:style-name="P65"><text:span text:style-name="T76"/></text:p>
      <text:p text:style-name="P72"><text:span text:style-name="T76">I</text:span><text:span text:style-name="T1">I. Short- to Long-Term Prediction Schemes</text:span></text:p>
      <text:p text:style-name="P49"><text:span text:style-name="T53">T</text:span><text:span text:style-name="T1">he short- to long-term prediction </text:span><text:span text:style-name="T57">is targeted rather at high-level applications that need long term knowledge for adjusted communication. Therefore predictions are </text:span><text:span text:style-name="T58">mostly performed for indicators such as throughput, latency or </text:span><text:span text:style-name="T59">package loss, which are linked to the channel quality.</text:span></text:p>
      <text:p text:style-name="P52"><text:span text:style-name="T76"><office:annotation><dc:creator>Unknown Author</dc:creator><dc:date>2020-05-10T17:54:06.734834825</dc:date><text:p text:style-name="P81"><text:span text:style-name="T156">Weglassen und unter methoden</text:span></text:p></office:annotation></text:span></text:p>
      <text:p text:style-name="P65"><text:span text:style-name="T76"/></text:p>
      <text:p text:style-name="P50"><text:span text:style-name="T60"/></text:p>
      <text:p text:style-name="P53"><text:span text:style-name="T1">I. Immediate Channel Prediction Schemes</text:span></text:p>
      <text:p text:style-name="P53"><text:span text:style-name="T1">Tradional History Based Models:</text:span></text:p>
      <text:p text:style-name="P57"><text:span text:style-name="T30">T</text:span><text:span text:style-name="T31">raditional </text:span><text:span text:style-name="T35">history based </text:span><text:span text:style-name="T32">prediction schemes can be classified into the three </text:span><office:annotation office:name="__Annotation__565_11949676521" loext:resolved="false"><dc:creator>Unknown Author</dc:creator><dc:date>2020-05-04T22:09:34.928440002</dc:date><text:p text:style-name="P79"><text:span text:style-name="T155">methods/types/models?</text:span></text:p></office:annotation><text:span text:style-name="T33">methods</text:span><office:annotation-end office:name="__Annotation__565_11949676521"/><text:span text:style-name="T33">: </text:span><text:span text:style-name="T36">Sum-of-Sinusoids (SOS)</text:span><text:span text:style-name="T33"> Model, Basis Expansion </text:span><text:span text:style-name="T34">(</text:span><office:annotation office:name="__Annotation__528_11949676521" loext:resolved="false"><dc:creator>Unknown Author</dc:creator><dc:date>2020-05-04T19:42:53.930913182</dc:date><text:p text:style-name="P79"><text:span text:style-name="T155">Maybe leave out</text:span></text:p></office:annotation><text:span text:style-name="T34">BE</text:span><office:annotation-end office:name="__Annotation__528_11949676521"/><text:span text:style-name="T34">) Model and Autoregression (AR) Model.</text:span></text:p>
      <text:p text:style-name="P57"><text:soft-page-break/><text:span text:style-name="T34">C</text:span><text:span text:style-name="T41">ommon to these traditional methods is their time frame, </text:span><text:span text:style-name="T38">predicting only several milliseconds </text:span><text:span text:style-name="T39">into the future for high velocity nodes. This time frame is </text:span><text:span text:style-name="T40">small, but enables adaptive transmission </text:span><text:span text:style-name="T42">techniques</text:span><text:span text:style-name="T40"> </text:span><text:span text:style-name="T42">such as adaptive modulation, channel coding or power control and even adjustments in high level applications in contrast to using e</text:span><text:span text:style-name="T43">stimated CSI, which is instantaneously outdated at higher velocities.</text:span></text:p>
      <text:p text:style-name="P54"><text:span text:style-name="T36">The </text:span><text:span text:style-name="T45">aforementioned </text:span><text:span text:style-name="T36">AR model uses the outdated CSI in order to predict the future CSI, </text:span><text:span text:style-name="T37">meaning that no knowledge of physical parameters is needed. </text:span></text:p>
      <text:p text:style-name="P48"><text:span text:style-name="T53"/></text:p>
      <text:p text:style-name="P48"><text:span text:style-name="T53"/></text:p>
      <text:p text:style-name="P48"><text:span text:style-name="T53"/></text:p>
      <text:p text:style-name="P14">I. Connectivity Map Based Methods</text:p>
      <text:p text:style-name="P15"><text:span text:style-name="T112">We start off the examination of works with so-called connectivity maps </text:span><text:span text:style-name="T113">as they </text:span><text:span text:style-name="T114">present the most simple concept for prediction of future </text:span><office:annotation office:name="__Annotation__353_151075948" loext:resolved="false"><dc:creator>Unknown Author</dc:creator><dc:date>2020-05-02T15:41:16.322841559</dc:date><text:p text:style-name="P79"><text:span text:style-name="T155">Anderes wort</text:span></text:p></office:annotation><text:span text:style-name="T114">connecti</text:span><text:span text:style-name="T115">vity</text:span><office:annotation-end office:name="__Annotation__353_151075948"/><text:span text:style-name="T115">. </text:span><text:span text:style-name="T116">Mobile nodes such as vehicles share their experienced network quality </text:span><text:span text:style-name="T117">with </text:span><text:span text:style-name="T6">a central back end</text:span><text:span text:style-name="T117"> </text:span><text:span text:style-name="T118">using their data channels, which in turns aggregates all the received data </text:span><text:span text:style-name="T119">in a map.</text:span></text:p>
      <text:p text:style-name="P15"/>
      <text:p text:style-name="P19"><text:span text:style-name="T119">This concept differs from the related network coverage map</text:span><text:span text:style-name="T136">s</text:span><text:span text:style-name="T119">, which use mathematical models in order to determine network coverage and quality at a given </text:span><text:span text:style-name="T23">location</text:span><text:span text:style-name="T119">.</text:span></text:p>
      <text:p text:style-name="P19"/>
      <text:p text:style-name="P20">The following methods mainly distinguish in the data that is aggregated and thereby predicted as well as the data processing that is performed for determining <text:s/>the future network quality at a given location.</text:p>
      <text:p text:style-name="P16"/>
      <text:p text:style-name="P21"><text:span text:style-name="T120">Kelch et al. </text:span><text:span text:style-name="T122">[] </text:span><text:span text:style-name="T132">e</text:span><text:span text:style-name="T120">xamine this concept in the vehicular application, </text:span><text:span text:style-name="T133">focusing</text:span><text:span text:style-name="T121"> on the </text:span><text:span text:style-name="T7">acquisition </text:span><text:span text:style-name="T8">and matching</text:span><text:span text:style-name="T7"> of data, which includes</text:span><text:span text:style-name="T8"> </text:span><office:annotation office:name="__Annotation__332_1194967652" loext:resolved="false"><dc:creator>Unknown Author</dc:creator><dc:date>2020-05-03T15:25:37.854296556</dc:date><text:p text:style-name="P79"><text:span text:style-name="T155">Footnote! (or sth else to explain the term)</text:span></text:p></office:annotation><text:span text:style-name="T8">CQI</text:span><office:annotation-end office:name="__Annotation__332_1194967652"/><text:span text:style-name="T8"> values queried for generated TCP/IP traffic </text:span><text:span text:style-name="T9">on their cellular modem, </text:span><text:span text:style-name="T8">as well as the </text:span><text:span text:style-name="T9">coordinated</text:span><text:span text:style-name="T8"> gathered by </text:span><text:span text:style-name="T9">a GPS module. In order to make good predictions for map segments, they </text:span><text:span text:style-name="T10">examine a</text:span><text:span text:style-name="T9"> map segmentation me</text:span><text:span text:style-name="T14">t</text:span><text:span text:style-name="T9">hod called Jump-P </text:span><text:span text:style-name="T10">[]</text:span><text:span text:style-name="T9">, which outperforms </text:span><text:span text:style-name="T11">simple fixed length segmentation in terms of the trade-off between the number of needed map segments and the RMSE </text:span><text:span text:style-name="T19">of the pooled data</text:span><text:span text:style-name="T11">. </text:span><text:span text:style-name="T12">The CQI values shared to the sender determine the block size, </text:span><text:span text:style-name="T13">as better channel conditions allow for a more optimized data transmission, thus enabling an estimation of the theoretical throughput for a given CQI value.</text:span></text:p>
      <text:p text:style-name="P33"><office:annotation><dc:creator>Unknown Author</dc:creator><dc:date>2020-05-02T21:35:21.458552227</dc:date><text:p text:style-name="P79"><text:span text:style-name="T155">Discussion in next section or right after method?</text:span></text:p></office:annotation></text:p>
      <text:p text:style-name="P18"><text:span text:style-name="T13">S</text:span><text:span text:style-name="T22">ummarizing, this method enables a prediction of the theoretical throughput by previously collected <text:s/>CQI values. </text:span><text:span text:style-name="T21">O</text:span><text:span text:style-name="T20">nly a small range of CQI values lead to tolerably accurate </text:span><text:span text:style-name="T21">predictions, as values below 20 rarely appeared and values above 25 were exceedingly inaccurate.</text:span></text:p>
      <text:p text:style-name="P34"/>
      <text:p text:style-name="P17"><text:span text:style-name="T13">A </text:span><text:span text:style-name="T15">similar approach is performed by Pögel et al. [], but in contrast they are collecting different data in the form of RSSI (which is part of CQI) as well as </text:span><text:span text:style-name="T16">used cells,</text:span><text:span text:style-name="T15"> actual bandwidth and latency at a given location. </text:span><text:span text:style-name="T16">This leads to a more accurate prediction, but as the authors show, the accuracy is highly dependant </text:span><text:span text:style-name="T17">on external factors such as average speeds, congestion and weather as they show in their tests performed on different weekdays. </text:span><text:span text:style-name="T18">As the map simply delivers collected data, it is not self-adjusting to these external factors.</text:span></text:p>
      <text:p text:style-name="P35"/>
      <text:p text:style-name="P4">The only comparable measurement of connectivity maps is performed by Schmid et al. [] predicting the Round Trip Time (RTT) in addition to the throughput. <text:span text:style-name="T134">Laying their focus on the segmentation of such a connectivity map, their results showed that even for an optimal manual segmentation, the RMSRE between the measured and predicted values is at least 39.12% which leads them to conduct </text:span><text:span text:style-name="T135">history based algorithms in order to predict future throughput.</text:span></text:p>
      <text:p text:style-name="P4"/>
      <text:p text:style-name="P22"><text:span text:style-name="T25">II. </text:span><text:span text:style-name="T26">Online </text:span><text:span text:style-name="T27">Prediction</text:span><text:span text:style-name="T26"> Methods</text:span></text:p>
      <text:p text:style-name="P23"><text:soft-page-break/><text:span text:style-name="T27">The </text:span><text:span text:style-name="T28">usage of Connectivity Maps is limited as the prediction has a short life-time as the mapped data is quickly outdated</text:span><text:span text:style-name="T24">. </text:span><text:span text:style-name="T28">Furthermore </text:span><text:span text:style-name="T29">this technique as-is is only applicable to cellular communication, as V2V communication is much more short-lived and fluctuates much more as the traffic does.</text:span></text:p>
      <text:p text:style-name="P36"/>
      <text:p text:style-name="P24"><text:span text:style-name="T29">Therefore most methods rely on history based throughput predictions that we may </text:span><text:span text:style-name="T30">summarize as online prediction methods. As for the </text:span><text:span text:style-name="T31">Connectivity Maps</text:span><text:span text:style-name="T30">, the methods differ by the used and predicted data, but even more so by the </text:span><text:span text:style-name="T32">schemes</text:span><text:span text:style-name="T30"> used, the time window of their prediction a</text:span><text:span text:style-name="T31">n</text:span><text:span text:style-name="T30">d the computational complexity.</text:span></text:p>
      <text:p text:style-name="P37"/>
      <text:p text:style-name="P37"/>
      <text:p text:style-name="P30"><text:span text:style-name="T30">X</text:span><text:span text:style-name="T1">u et al. </text:span><text:span text:style-name="T51">[] use a machine learning framework based on regression trees in order to predict future thoughput, package loss and one-way package delay by using acquired data of the last 20 seconds. The framework is solely based on online prediction and required no offline training, making it easily deployable, but possibly less optimized for different situations. Tests were conducted in various 3G networks, but without explicit tests for moving nodes, for which a prediction is more difficult compared to (nearly) stationary nodes, but which can possibly provide additional data for prediction using their environmental sensors.</text:span></text:p>
      <text:p text:style-name="P38"/>
      <text:p text:style-name="P37"/>
      <text:p text:style-name="P37"/>
      <text:p text:style-name="P37"/>
      <text:p text:style-name="P28"><text:span text:style-name="T30">R</text:span><text:span text:style-name="T1">ELATED WORKS?</text:span></text:p>
      <text:p text:style-name="P25"><text:bookmark-start text:name="__DdeLink__700_2539794598"/><text:span text:style-name="T30">T</text:span><text:span text:style-name="T31">raditional </text:span><text:span text:style-name="T35">history based </text:span><text:span text:style-name="T32">prediction schemes can be classified into the three </text:span><office:annotation office:name="__Annotation__565_1194967652" loext:resolved="false"><dc:creator>Unknown Author</dc:creator><dc:date>2020-05-04T22:09:34.928440002</dc:date><text:p text:style-name="P79"><text:span text:style-name="T155">methods/types/models?</text:span></text:p></office:annotation><text:span text:style-name="T33">methods</text:span><office:annotation-end office:name="__Annotation__565_1194967652"/><text:span text:style-name="T33">: </text:span><text:span text:style-name="T36">Sum-of-Sinusoids (SOS)</text:span><text:span text:style-name="T33"> Model, Basis Expansion </text:span><text:span text:style-name="T34">(</text:span><office:annotation office:name="__Annotation__528_1194967652" loext:resolved="false"><dc:creator>Unknown Author</dc:creator><dc:date>2020-05-04T19:42:53.930913182</dc:date><text:p text:style-name="P79"><text:span text:style-name="T155">Maybe leave out</text:span></text:p></office:annotation><text:span text:style-name="T34">BE</text:span><office:annotation-end office:name="__Annotation__528_1194967652"/><text:span text:style-name="T34">) Model and Autoregression (AR) Model.</text:span></text:p>
      <text:p text:style-name="P26"><text:span text:style-name="T34">C</text:span><text:span text:style-name="T41">ommon to these traditional methods is their time frame, </text:span><text:span text:style-name="T38">predicting only several milliseconds </text:span><text:span text:style-name="T39">into the future for high velocity nodes. This time frame is </text:span><text:span text:style-name="T40">small, but enables adaptive transmission </text:span><text:span text:style-name="T42">techniques</text:span><text:span text:style-name="T40"> </text:span><text:span text:style-name="T42">such as adaptive modulation, channel coding or power control and even adjustments in high level applications in contrast to using e</text:span><text:span text:style-name="T43">stimated CSI, which is instantaneously outdated at higher velocities.</text:span></text:p>
      <text:p text:style-name="P25"><text:span text:style-name="T36">The </text:span><text:span text:style-name="T45">aforementioned </text:span><text:span text:style-name="T36">AR model uses the outdated CSI in order to predict the future CSI, </text:span><text:span text:style-name="T37">meaning that no knowledge of physical parameters is needed. </text:span><text:bookmark-end text:name="__DdeLink__700_2539794598"/></text:p>
      <text:p text:style-name="P39"/>
      <text:p text:style-name="P27"><text:span text:style-name="T37">E</text:span><text:span text:style-name="T44">arly </text:span><text:span text:style-name="T43">research</text:span><text:span text:style-name="T44"> using this technique </text:span><text:span text:style-name="T43">was</text:span><text:span text:style-name="T44"> conducted by </text:span><text:span text:style-name="T43">Duel-Hallen [][], </text:span><text:span text:style-name="T46">in which MMSE estimates of the future CSI are computed by </text:span><text:span text:style-name="T47">tracing the changes in the communication channel based on outdated CSI. </text:span><text:span text:style-name="T48">The other two traditional techniques are being compared, but </text:span><text:span text:style-name="T49">could not hold up in terms of </text:span><text:span text:style-name="T50">prediction range and computational complexity in statistical channel models or measured data.</text:span></text:p>
      <text:p text:style-name="P29"><text:span text:style-name="T50">Another study in this area of research was conducted by </text:span><text:span text:style-name="T123">Zeng et al. </text:span><text:span text:style-name="T126">Trying to achieve larger prediction windows compared. As the prediction of CSI is very short-lived in V2X scenarios as of the changing channel conditions, they use an autoregressive model to </text:span></text:p>
      <text:p text:style-name="P29"><text:span text:style-name="T124">The authors</text:span><text:span text:style-name="T123"> identify the difficulty of predicting the performance in V2X scenarios using CSI as the CSI is not always accurate and outdated quickly caused by the fast changing channel conditions. Their solutions is a channel prediction and scheduling scheme using RSUs and Control Servers which receive data for prediction of the best relay of the connected vehicles. The prediction is achieved using current velocity, position and decoding status of each vehicle in an autoregressive model resulting in a </text:span><text:span text:style-name="T125">value for the</text:span><text:span text:style-name="T123"> large scale fading. Using that value, a centralized scheduling scheme is applied, which according to the authors reduces the overhead as the vehicles only report the most basic information on each dissemination cycle and therefore yield a faster data transfer as shown in different simulation scenarios.</text:span></text:p>
      <text:p text:style-name="P40"/>
      <text:p text:style-name="P6"/>
      <text:p text:style-name="P6"/>
      <text:p text:style-name="P6"><text:soft-page-break/></text:p>
      <text:p text:style-name="P8"/>
      <text:p text:style-name="P10">METHODS</text:p>
      <text:p text:style-name="P6">Important steps in prediction: algorithm → gather, extract, predict, adjust, feedback</text:p>
      <text:p text:style-name="P6">other studies imply also the dissemination of these prediction, interesting rather in V2V platooning scenarios</text:p>
      <text:p text:style-name="P6"/>
      <text:p text:style-name="P6"/>
      <text:p text:style-name="P1"/>
      <text:p text:style-name="P1"/>
      <text:p text:style-name="P1">In order to maintain a structure in the vast amount of partially very similar works, this study tries to categorize the </text:p>
      <text:p text:style-name="P1">Kelch et al </text:p>
      <text:p text:style-name="Normal"/>
      <text:p text:style-name="Standard">In order to maintain the oversight over the vast amounts of works, from which many are similar to the core, this work tries to first elevate a structure to which we adhere throughout the rest of the study.</text:p>
      <text:p text:style-name="P31">Important elements for a prediction of the network quality are the estimation/<text:span text:style-name="T108">measurement</text:span>, the prediction and the dissemination of relevant data.</text:p>
      <text:p text:style-name="P32">These terms need to be explained further:</text:p>
      <text:list xml:id="list2765283292" text:style-name="L1">
        <text:list-item>
          <text:p text:style-name="P76"><text:span text:style-name="T109">Estimation/Measurement</text:span> refers to the calculation of current network indicators. These can vary from channel parameters such as RSSI, CQI, used cells etc. to connection specific measurements such as latency, RTT, throughput and so on</text:p>
        </text:list-item>
        <text:list-item>
          <text:p text:style-name="P77">Prediction <text:span text:style-name="T110">is the art of using estimated or measured indicators in order to </text:span><text:span text:style-name="T111">make a statement about the future connectivity in terms of defined indicators</text:span></text:p>
        </text:list-item>
        <text:list-item>
          <text:p text:style-name="P78">Dissemination<text:span text:style-name="T110"> </text:span></text:p>
        </text:list-item>
      </text:list>
      <text:p text:style-name="P1">The works can be categorized by <text:span text:style-name="T2">different sets of features, such as the network technology to which they can be applied, the algorithms used or the indicators predicted.</text:span></text:p>
      <text:p text:style-name="P5"><text:span text:style-name="T2">Judging by the </text:span><text:span text:style-name="T3">majority of works, they can be grouped into two different sets in terms of their predictions methods: </text:span><text:span text:style-name="T4">The online prediction using measurements from the recent past and </text:span><text:span text:style-name="T5">appropriate algorithms such as machine learning</text:span><text:span text:style-name="T4"> </text:span><text:span text:style-name="T5">while </text:span><text:span text:style-name="T4">the offline prediction </text:span><text:span text:style-name="T5">relies on previous measurements mapped to a certain location.</text:span></text:p>
      <text:p text:style-name="P3"/>
      <text:p text:style-name="P3"/>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Arial Unicode MS'" style:font-charset="x-symbol"/>
    <style:font-face style:name="Droid Sans Mono" svg:font-family="'Droid Sans Mono', monospace, monospace, 'Droid Sans Fallback'"/>
    <style:font-face style:name="Times New Roman" svg:font-family="'Times New Roman'"/>
    <style:font-face style:name="F" svg:font-family="" style:font-family-generic="roman"/>
    <style:font-face style:name="FreeSans2" svg:font-family="FreeSans" style:font-family-generic="swiss"/>
    <style:font-face style:name="FreeSans" svg:font-family="FreeSans" style:font-pitch="variable"/>
    <style:font-face style:name="Noto Sans CJK SC" svg:font-family="'Noto Sans CJK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1" svg:font-family="FreeSans"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4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Times New Roman" fo:font-family="'Times New Roman'" fo:font-size="12pt" fo:font-weight="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1T11:04:57.203994549</meta:creation-date>
    <dc:date>2020-05-16T17:19:43.305909321</dc:date>
    <meta:editing-duration>P2DT6H45M13S</meta:editing-duration>
    <meta:editing-cycles>15</meta:editing-cycles>
    <meta:generator>LibreOffice/6.4.3.2$Linux_X86_64 LibreOffice_project/747b5d0ebf89f41c860ec2a39efd7cb15b54f2d8</meta:generator>
    <meta:document-statistic meta:table-count="0" meta:image-count="0" meta:object-count="0" meta:page-count="7" meta:paragraph-count="95" meta:word-count="3222" meta:character-count="21142" meta:non-whitespace-character-count="17998"/>
  </office:meta>
</office:document-meta>
</file>